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A000000453A547236BB958B58.png" manifest:media-type="image/png"/>
  <manifest:file-entry manifest:full-path="Pictures/2000000D00000434000006FD858C6CC65455F8C7.svm" manifest:media-type="image/x-svm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Andale Sans UI" svg:font-family="'Andale Sans UI'" style:font-pitch="variable"/>
    <style:font-face style:name="Liberation Mono" svg:font-family="'Liberation Mono'" style:font-family-generic="roman" style:font-pitch="fixed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pitch="variable"/>
    <style:font-face style:name="OpenSymbol1" svg:font-family="OpenSymbol" style:font-adornments="Normal" style:font-pitch="variable" style:font-charset="x-symbol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loext:opacity="100%" style:font-name="OpenSymbol" style:font-name-asian="OpenSymbol" style:font-name-complex="OpenSymbol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Date" style:master-page-name="First_20_Page">
      <style:paragraph-properties style:page-number="auto"/>
    </style:style>
    <style:style style:name="P9" style:family="paragraph" style:parent-style-name="Subject">
      <style:text-properties style:text-underline-style="none"/>
    </style:style>
    <style:style style:name="T1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3" style:family="text">
      <style:text-properties officeooo:rsid="00112ce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  <text:user-field-decl office:value-type="string" office:string-value="" text:name="Street"/>
        <text:user-field-decl office:value-type="string" office:string-value="ms./mr." text:name="Salutation"/>
        <text:user-field-decl office:value-type="string" office:string-value="" text:name="Greeting"/>
        <text:user-field-decl office:value-type="string" office:string-value="Fexample Acme Co" text:name="Company"/>
      </text:user-field-decls>
      <draw:frame draw:style-name="fr1" draw:name="Receiver Address" text:anchor-type="page" text:anchor-page-number="1" svg:x="2.111cm" svg:y="5.967cm" svg:width="7.444cm" draw:z-index="0">
        <draw:text-box fo:min-height="2.512cm">
          <text:p text:style-name="Standard">&lt;FirstName&gt; &lt;LastName&gt;</text:p>
          <text:p text:style-name="Standard">&lt;Company&gt;</text:p>
          <text:p text:style-name="Standard">&lt;Street&gt;</text:p>
          <text:p text:style-name="Standard">&lt;City&gt; &lt;State&gt; &lt;Zip&gt; <text:span text:style-name="T3">76w33333333</text:span></text:p>
        </draw:text-box>
      </draw:frame>
      <draw:frame draw:style-name="fr1" draw:name="Sender Address Repeated" text:anchor-type="page" text:anchor-page-number="1" svg:x="2.14cm" svg:y="5.47cm" svg:width="7.415cm" draw:z-index="1">
        <draw:text-box fo:min-height="0.499cm">
          <text:section text:style-name="Sect1" text:name="Sender Address Repeated">
            <text:p text:style-name="P2"><text:s/>, , , <text:s/></text:p>
          </text:section>
          <text:p text:style-name="P3"/>
        </draw:text-box>
      </draw:frame>
      <draw:frame draw:style-name="fr1" draw:name="Sender Address" text:anchor-type="page" text:anchor-page-number="1" svg:x="9.29cm" svg:y="2.02cm" svg:width="10.081cm" draw:z-index="2">
        <draw:text-box fo:min-height="2.93cm">
          <text:section text:style-name="Sect1" text:name="Sender Address">
            <text:p text:style-name="Heading"><draw:frame draw:style-name="fr2" draw:name="Lines 2" text:anchor-type="paragraph" svg:x="0cm" svg:y="0.594cm" svg:width="1.074cm" svg:height="1.789cm" draw:z-index="4"><draw:image xlink:href="Pictures/2000000D00000434000006FD858C6CC65455F8C7.svm" xlink:type="simple" xlink:show="embed" xlink:actuate="onLoad" draw:mime-type="image/x-svm"/><draw:image xlink:href="Pictures/100000010000002A000000453A547236BB958B58.png" xlink:type="simple" xlink:show="embed" xlink:actuate="onLoad" draw:mime-type="image/png"/></draw:frame><text:s/></text:p>
            <text:p text:style-name="Header_20_right">, , <text:s/></text:p>
            <text:p text:style-name="Header_20_right"><text:span text:style-name="T1">☎</text:span> <text:span text:style-name="T2"></text:span> </text:p>
            <text:p text:style-name="Header_20_right"/>
            <text:p text:style-name="Header_20_right"/>
          </text:section>
          <text:p text:style-name="Header_20_right"/>
        </draw:text-box>
      </draw:frame>
      <draw:frame draw:style-name="fr1" draw:name="Bend Marks" text:anchor-type="page" text:anchor-page-number="1" svg:x="0.667cm" svg:y="8.285cm" svg:width="1.109cm" draw:z-index="3">
        <draw:text-box fo:min-height="14.702cm">
          <text:section text:style-name="Sect1" text:name="Bend Marks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—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ext:section>
          <text:p text:style-name="P4"/>
        </draw:text-box>
      </draw:frame>
      <text:p text:style-name="P8"/>
      <text:p text:style-name="Date"/>
      <text:p text:style-name="Date"/>
      <text:section text:style-name="Sect1" text:name="Subject Line">
        <text:p text:style-name="P9">Subject: </text:p>
      </text:section>
      <text:p text:style-name="Opening"><text:user-field-get text:name="Salutation">ms./mr.</text:user-field-get></text:p>
      <text:p text:style-name="Text_20_body"/>
      <text:p text:style-name="P5"/>
      <text:p text:style-name="P6"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pitch="variable"/>
    <style:font-face style:name="Liberation Mono" svg:font-family="'Liberation Mono'" style:font-family-generic="roman" style:font-pitch="fixed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pitch="variable"/>
    <style:font-face style:name="OpenSymbol1" svg:font-family="OpenSymbol" style:font-adornments="Normal" style:font-pitch="variable" style:font-charset="x-symbol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loext:opacity="0%" style:font-name="Liberation Serif1" fo:font-family="'Liberation Serif'" style:font-style-name="Regular" style:font-family-generic="roman" style:font-pitch="variable" fo:font-size="11pt" fo:letter-spacing="0.004cm" fo:language="en" fo:country="US" style:letter-kerning="true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end" style:justify-single-word="false" fo:keep-with-next="always"/>
      <style:text-properties style:font-name="Liberation Serif1" fo:font-family="'Liberation Serif'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Liberation Serif1" fo:font-family="'Liberation Serif'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style-name="Normal" style:font-pitch="variable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family-generic="roman" style:font-pitch="fixed"/>
    </style:style>
    <style:style style:name="Example" style:family="text">
      <style:text-properties style:font-name="Liberation Mono" fo:font-family="'Liberation Mono'" style:font-family-generic="roman" style:font-pitch="fixed"/>
    </style:style>
    <style:style style:name="User_20_Entry" style:display-name="User Entry" style:family="text">
      <style:text-properties style:font-name="Liberation Mono" fo:font-family="'Liberation Mono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Liberation Mono" fo:font-family="'Liberation Mono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858C6CC65455F8C7.svm" xlink:type="simple" xlink:show="embed" xlink:actuate="onLoad" draw:mime-type="image/x-svm"/><draw:image xlink:href="Pictures/100000010000002A000000453A547236BB958B58.png" xlink:type="simple" xlink:show="embed" xlink:actuate="onLoad" draw:mime-type="image/png"/></draw:frame><text:s/></text:p>
        <text:p text:style-name="Header_20_right"/>
        <text:p text:style-name="Header_20_left">Page /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 draw:style-name="Mdp1"/>
    <style:master-page style:name="Right_20_Page" style:display-name="Right Page" style:page-layout-name="Mpm4" draw:style-name="Mdp1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Letter Template</dc:title>
    <dc:description>Elegant official private letter in serif style. Template created via Letter Wizard on 11/07/24.</dc:description>
    <meta:creation-date>2024-11-20T15:12:09.755041705</meta:creation-date>
    <dc:language>en-US</dc:language>
    <meta:editing-cycles>2</meta:editing-cycles>
    <meta:editing-duration>PT3M59S</meta:editing-duration>
    <dc:date>2024-11-20T15:16:06.958621684</dc:date>
    <meta:document-statistic meta:table-count="0" meta:image-count="2" meta:object-count="0" meta:page-count="1" meta:paragraph-count="16" meta:word-count="21" meta:character-count="116" meta:non-whitespace-character-count="97"/>
    <meta:user-defined meta:name="Info 0"/>
    <meta:user-defined meta:name="Info 1"/>
    <meta:user-defined meta:name="Info 2"/>
    <meta:user-defined meta:name="Info 3"/>
    <meta:template xlink:type="simple" xlink:actuate="onRequest" xlink:title="Letter Template" xlink:href="../myLetterTemplate.ott" meta:date="2024-11-20T15:12:09.417053349"/>
  </office:meta>
</office:document-meta>
</file>